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6pt" style:font-size-asian="16pt" style:font-size-complex="16pt" style:text-underline-type="single" style:text-underline-style="solid" style:text-underline-width="auto" style:text-underline-mode="continuous"/>
    </style:style>
    <style:style style:name="P2" style:parent-style-name="Standard" style:list-style-name="LFO1" style:family="paragraph"/>
    <style:style style:name="P3" style:parent-style-name="Standard" style:list-style-name="LFO2" style:family="paragraph"/>
    <style:style style:name="P4" style:parent-style-name="Standard" style:list-style-name="LFO3" style:family="paragraph"/>
  </office:automatic-styles>
  <office:body>
    <office:text text:use-soft-page-breaks="true">
      <text:p text:style-name="P1">Charte graphique</text:p>
      <text:p text:style-name="Standard"/>
      <text:list text:style-name="LFO1" text:continue-numbering="true">
        <text:list-item>
          <text:p text:style-name="P2">Contexte :</text:p>
        </text:list-item>
      </text:list>
      <text:p text:style-name="Standard"/>
      <text:p text:style-name="Standard">Le commanditaire souhaite un site web de prêt d’instruments de musique à l’international pour les personnes ne pouvant pas transporter leurs instruments lors d’un voyage (risque de dégradation dans les<text:s/>transports) pouvant aussi être utilisé pour des prêts même à proximité. Le client a bien insisté sur le côté social. En effet, la communauté du site sera sûrement assez réduite, le système doit être basé sur la confiance.</text:p>
      <text:p text:style-name="Standard"/>
      <text:list text:style-name="LFO2" text:continue-numbering="true">
        <text:list-item>
          <text:p text:style-name="P3">Enjeu :</text:p>
        </text:list-item>
      </text:list>
      <text:p text:style-name="Standard"/>
      <text:p text:style-name="Standard">L’enjeu est de produire<text:s/>un site web doté d’un concept novateur et viable, pouvant être utilisé sur le plus de support possible. Il doit permettre la rencontre entre musiciens ainsi que le prêt d’instruments entre musiciens à l’international. De plus, la question de l’usage doit être pensée de façon ergonomique, car son interface doit être dirigé utilisateur, le plus confortable d’utilisation, fluide et agréable.</text:p>
      <text:p text:style-name="Standard"/>
      <text:list text:style-name="LFO3" text:continue-numbering="true">
        <text:list-item>
          <text:p text:style-name="P4">Objectifs :</text:p>
        </text:list-item>
      </text:list>
      <text:p text:style-name="Standard"/>
      <text:p text:style-name="Standard">Notre objectif est de réaliser un site Web en anglais étant donné la dimension internationale souhaité. Il<text:s/>doit comporter un système d’annonces qui met en relation des instrumentistes et qui prend en compte la géolocalisation. Le site doit comporter un espace utilisateur où il peut entrer ses instruments par catégories dans la base de données. Un système d’évaluation entre utilisateurs doit être établi ainsi qu’un système de modération. Les prêts seront gratuits mais un système de caution doit être pensé s’il subvient d’éventuelle dégradation. La création d’une carte géographique type Leboncoin pour accéder à la localisation des instruments. Aussi, un système de chat, un premier privé entre 2 utilisateurs pour les questions précises, puis un deuxième sous forme de forum pour poser des questions à toutes la communauté.</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ONNET Marie</dc:creator>
    <meta:creation-date>2020-10-01T16:22:00Z</meta:creation-date>
    <dc:date>2020-11-26T17:19:00Z</dc:date>
    <meta:template xlink:href="Normal.dotm" xlink:type="simple"/>
    <meta:editing-cycles>4</meta:editing-cycles>
    <meta:editing-duration>PT1020S</meta:editing-duration>
    <meta:document-statistic meta:page-count="1" meta:paragraph-count="3" meta:word-count="265" meta:character-count="1721" meta:row-count="12" meta:non-whitespace-character-count="1459"/>
  </office:meta>
</office:document-meta>
</file>